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0861in" fo:margin-left="0.0007in" fo:margin-top="0in" fo:margin-bottom="0in" table:align="left" style:writing-mode="page"/>
    </style:style>
    <style:style style:name="Table1.A" style:family="table-column">
      <style:table-column-properties style:column-width="1.7715in"/>
    </style:style>
    <style:style style:name="Table1.D" style:family="table-column">
      <style:table-column-properties style:column-width="1.770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1f3864" fo:padding-left="0.0833in" fo:padding-right="0.0833in" fo:padding-top="0.0486in" fo:padding-bottom="0.0486in" fo:border="0.1pt solid #555555">
        <style:background-image/>
      </style:table-cell-properties>
    </style:style>
    <style:style style:name="Table1.B2" style:family="table-cell">
      <style:table-cell-properties style:vertical-align="" fo:background-color="#ffffff" fo:padding-left="0.0833in" fo:padding-right="0.0833in" fo:padding-top="0.0556in" fo:padding-bottom="0.0556in" fo:border="0.1pt solid #aaaaaa">
        <style:background-image/>
      </style:table-cell-properties>
    </style:style>
    <style:style style:name="Table1.A8" style:family="table-cell">
      <style:table-cell-properties style:vertical-align="middle" fo:background-color="#2e75b6" fo:padding-left="0.0833in" fo:padding-right="0.0833in" fo:padding-top="0.0486in" fo:padding-bottom="0.0486in" fo:border="0.1pt solid #555555">
        <style:background-image/>
      </style:table-cell-properties>
    </style:style>
    <style:style style:name="Table1.A9" style:family="table-cell">
      <style:table-cell-properties style:vertical-align="" fo:background-color="#deeaf1" fo:padding-left="0.0833in" fo:padding-right="0.0833in" fo:padding-top="0.0556in" fo:padding-bottom="0.0556in" fo:border="0.1pt solid #aaaaaa">
        <style:background-image/>
      </style:table-cell-properties>
    </style:style>
    <style:style style:name="P1" style:family="paragraph" style:parent-style-name="List_20_Paragraph" style:list-style-name="WWNum2">
      <style:paragraph-properties fo:margin-top="0.0138in" fo:margin-bottom="0.0138in" style:contextual-spacing="false"/>
    </style:style>
    <style:style style:name="P2" style:family="paragraph" style:parent-style-name="Standard">
      <style:paragraph-properties fo:margin-top="0.0346in" fo:margin-bottom="0.0346in" style:contextual-spacing="false" fo:text-align="center" style:justify-single-word="false"/>
    </style:style>
    <style:style style:name="P3" style:family="paragraph" style:parent-style-name="Standard">
      <style:paragraph-properties fo:margin-top="0.028in" fo:margin-bottom="0.028in" style:contextual-spacing="false" fo:text-align="start" style:justify-single-word="false"/>
    </style:style>
    <style:style style:name="T1" style:family="text">
      <style:text-properties fo:color="#ffffff" loext:opacity="100%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T2" style:family="text">
      <style:text-properties fo:color="#000000" loext:opacity="100%" style:font-name="Arial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3" style:family="text">
      <style:text-properties style:font-name="Arial" fo:font-size="9pt" style:font-name-asian="Arial1" style:font-size-asian="9pt" style:font-name-complex="Arial1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table:number-columns-spanned="4" office:value-type="string">
            <text:p text:style-name="P2"><text:span text:style-name="T1">Unidad de Programación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CICLO FORMATIVO</text:span></text:p>
          </table:table-cell>
          <table:table-cell table:style-name="Table1.B2" office:value-type="string">
            <text:p text:style-name="P3"><text:span text:style-name="T2">Técnico en Sistemas Microinformáticos y Redes (SMR) – CFGM</text:span></text:p>
          </table:table-cell>
          <table:table-cell table:style-name="Table1.A1" office:value-type="string">
            <text:p text:style-name="P2"><text:span text:style-name="T1">CURSO</text:span></text:p>
          </table:table-cell>
          <table:table-cell table:style-name="Table1.B2" office:value-type="string">
            <text:p text:style-name="P3"><text:span text:style-name="T2">1.º curso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TÍTULO</text:span></text:p>
          </table:table-cell>
          <table:table-cell table:style-name="Table1.B2" table:number-columns-spanned="3" office:value-type="string">
            <text:p text:style-name="P3"><text:span text:style-name="T2">Aplicaciones Ofimáticas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CÓDIGO UP</text:span></text:p>
          </table:table-cell>
          <table:table-cell table:style-name="Table1.B2" office:value-type="string">
            <text:p text:style-name="P3"><text:span text:style-name="T2">UP04</text:span></text:p>
          </table:table-cell>
          <table:table-cell table:style-name="Table1.A1" office:value-type="string">
            <text:p text:style-name="P2"><text:span text:style-name="T1">MÓDULO</text:span></text:p>
          </table:table-cell>
          <table:table-cell table:style-name="Table1.B2" office:value-type="string">
            <text:p text:style-name="P3"><text:span text:style-name="T2">0223 – Aplicaciones Ofimáticas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DESCRIPCIÓN</text:span></text:p>
          </table:table-cell>
          <table:table-cell table:style-name="Table1.B2" table:number-columns-spanned="3" office:value-type="string">
            <text:p text:style-name="P3"><text:span text:style-name="T2">Uso avanzado de la hoja de cálculo para elaborar documentos de gestión. Tipos de datos y referencias (relativas, absolutas, mixtas). Fórmulas y funciones por categorías: matemáticas, estadísticas, texto, fecha y búsqueda. Formato condicional. Creación y configuración de gráficos para representar datos. Introducción de datos con periféricos.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HORAS</text:span></text:p>
          </table:table-cell>
          <table:table-cell table:style-name="Table1.B2" office:value-type="string">
            <text:p text:style-name="P3"><text:span text:style-name="T2">20</text:span></text:p>
          </table:table-cell>
          <table:table-cell table:style-name="Table1.A1" office:value-type="string">
            <text:p text:style-name="P2"><text:span text:style-name="T1">TEMPORALIZACIÓN</text:span></text:p>
          </table:table-cell>
          <table:table-cell table:style-name="Table1.B2" office:value-type="string">
            <text:p text:style-name="P3"><text:span text:style-name="T2">2.º trimestre – semanas 11-14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PCCF</text:span></text:p>
          </table:table-cell>
          <table:table-cell table:style-name="Table1.B2" table:number-columns-spanned="3" office:value-type="string">
            <text:p text:style-name="P3"><text:span text:style-name="T2">Marco normativo aplicable (curso 2025-26, Comunitat Valenciana):</text:span></text:p>
            <text:p text:style-name="P3"><text:span text:style-name="T2">· LO 3/2022, de 31 de marzo (LOIFP)</text:span></text:p>
            <text:p text:style-name="P3"><text:span text:style-name="T2">· RD 659/2023, de 18 de julio</text:span></text:p>
            <text:p text:style-name="P3"><text:span text:style-name="T2">· RD 1691/2007, de 14 de diciembre (título SMR y enseñanzas mínimas)</text:span></text:p>
            <text:p text:style-name="P3"><text:span text:style-name="T2">· RD 499/2024, de 21 de mayo (modificación RD 1691/2007)</text:span></text:p>
            <text:p text:style-name="P3"><text:span text:style-name="T2">· Orden de 29 de julio de 2009, Conselleria d'Educació CV (currículo SMR-CV)</text:span></text:p>
            <text:p text:style-name="P3"><text:span text:style-name="T2">· Decreto 114/2025, de 29 de julio, del Consell (DOGV 04.08.2025)</text:span></text:p>
            <text:p text:style-name="P3"><text:span text:style-name="T2">· Resolución de 17 de julio de 2025 (instrucciones 2025-26 GVA)</text:span></text:p>
            <text:p text:style-name="P3"><text:span text:style-name="T2">· Orden 8/2025, de 22 de abril (evaluación FP Comunitat Valenciana)</text:span></text:p>
            <text:p text:style-name="P3"><text:span text:style-name="T2">Unidades de competencia: UC0221_2 · UC0222_2</text:span></text:p>
          </table:table-cell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RESULTADOS DE APRENDIZAJE (RA)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CRITERIOS DE EVALUACIÓN (CE)</text:span></text:p>
          </table:table-cell>
          <table:covered-table-cell/>
        </table:table-row>
        <table:table-row table:style-name="Table1.1">
          <table:table-cell table:style-name="Table1.A9" table:number-columns-spanned="2" office:value-type="string">
            <text:p text:style-name="P3"><text:span text:style-name="T2">RA3 – Elabora documentos y plantillas de cálculo, describiendo y aplicando opciones avanzadas de hojas de cálculo.</text:span></text:p>
          </table:table-cell>
          <table:covered-table-cell/>
          <table:table-cell table:style-name="Table1.B2" table:number-columns-spanned="2" office:value-type="string">
            <text:list text:style-name="WWNum2">
              <text:list-item text:start-value="1">
                <text:p text:style-name="P1"><text:span text:style-name="T3">a) Se ha personalizado las opciones de software y barra de herramientas.</text:span></text:p>
              </text:list-item>
              <text:list-item>
                <text:p text:style-name="P1"><text:span text:style-name="T3">b) Se han utilizado opciones de seguridad y protección de la hoja de cálculo.</text:span></text:p>
              </text:list-item>
              <text:list-item>
                <text:p text:style-name="P1"><text:span text:style-name="T3">c) Se han utilizado aplicaciones y periféricos para introducir textos, números, códigos e imágenes.</text:span></text:p>
              </text:list-item>
              <text:list-item>
                <text:p text:style-name="P1"><text:span text:style-name="T3">d) Se han utilizado fórmulas y funciones.</text:span></text:p>
              </text:list-item>
              <text:list-item>
                <text:p text:style-name="P1"><text:span text:style-name="T3">e) Se han generado y modificado gráficos de diferentes tipos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4" office:value-type="string">
            <text:p text:style-name="P2"><text:span text:style-name="T1">Unidad de Programación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COMPETENCIAS PROFESIONALES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COMPETENCIAS PARA LA OCUPACIÓN</text:span>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c) Instalar y configurar software básico y de aplicación, asegurando su funcionamiento en condiciones de calidad y seguridad.</text:span></text:p>
              </text:list-item>
              <text:list-item>
                <text:p text:style-name="P1"><text:span text:style-name="T3">g) Realizar las pruebas funcionales en sistemas microinformáticos y redes locales, localizando y diagnosticando disfunciones.</text:span></text:p>
              </text:list-item>
              <text:list-item>
                <text:p text:style-name="P1"><text:span text:style-name="T3">j) Elaborar documentación técnica y administrativa del sistema, cumpliendo las normas y reglamentación del sector.</text:span></text:p>
              </text:list-item>
              <text:list-item>
                <text:p text:style-name="P1"><text:span text:style-name="T3">l) Asesorar y asistir al cliente, canalizando a un nivel superior los supuestos que lo requieran.</text:span></text:p>
              </text:list-item>
            </text:list>
          </table:table-cell>
          <table:covered-table-cell/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· Técnico instalador-reparador de equipos informáticos.</text:span></text:p>
              </text:list-item>
              <text:list-item>
                <text:p text:style-name="P1"><text:span text:style-name="T3">· Técnico de soporte informático.</text:span></text:p>
              </text:list-item>
              <text:list-item>
                <text:p text:style-name="P1"><text:span text:style-name="T3">· Operador de tele-asistencia.</text:span></text:p>
              </text:list-item>
              <text:list-item>
                <text:p text:style-name="P1"><text:span text:style-name="T3">· Comercial de microinformática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ORGANIZACIÓN CONTENIDOS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RECURSOS</text:span>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1. Entorno de la hoja de cálculo: personalización de la interfaz y opciones por defecto.</text:span></text:p>
              </text:list-item>
              <text:list-item>
                <text:p text:style-name="P1"><text:span text:style-name="T3">2. Tipos de datos: número, texto, fecha, lógico y error.</text:span></text:p>
              </text:list-item>
              <text:list-item>
                <text:p text:style-name="P1"><text:span text:style-name="T3">3. Referencias de celda: relativas, absolutas ($) y mixtas. Rangos con nombre.</text:span></text:p>
              </text:list-item>
              <text:list-item>
                <text:p text:style-name="P1"><text:span text:style-name="T3">4. Fórmulas: operadores aritméticos, relacionales y lógicos.</text:span></text:p>
              </text:list-item>
              <text:list-item>
                <text:p text:style-name="P1"><text:span text:style-name="T3">5. Funciones matemáticas y estadísticas: SUMA, PROMEDIO, MAX, MIN, CONTAR, REDONDEAR.</text:span></text:p>
              </text:list-item>
              <text:list-item>
                <text:p text:style-name="P1"><text:span text:style-name="T3">6. Funciones de texto: CONCATENAR, EXTRAE, MAYUSC, LARGO, ENCONTRAR.</text:span></text:p>
              </text:list-item>
              <text:list-item>
                <text:p text:style-name="P1"><text:span text:style-name="T3">7. Funciones de fecha: HOY, AHORA, DIA, MES, AÑO, DIAS360.</text:span></text:p>
              </text:list-item>
              <text:list-item>
                <text:p text:style-name="P1"><text:span text:style-name="T3">8. Funciones de búsqueda: BUSCARV, BUSCARH, ÍNDICE, COINCIDIR.</text:span></text:p>
              </text:list-item>
              <text:list-item>
                <text:p text:style-name="P1"><text:span text:style-name="T3">9. Formato condicional: reglas básicas y avanzadas, escalas de color y barras de datos.</text:span></text:p>
              </text:list-item>
              <text:list-item>
                <text:p text:style-name="P1"><text:span text:style-name="T3">10. Gráficos: tipos, creación, formato y actualización dinámica.</text:span></text:p>
              </text:list-item>
            </text:list>
          </table:table-cell>
          <table:covered-table-cell/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Aula de informática con equipos individuales.</text:span></text:p>
              </text:list-item>
              <text:list-item>
                <text:p text:style-name="P1"><text:span text:style-name="T3">Suite ofimática: Microsoft 365 y LibreOffice.</text:span></text:p>
              </text:list-item>
              <text:list-item>
                <text:p text:style-name="P1"><text:span text:style-name="T3">Pizarra digital / proyector.</text:span></text:p>
              </text:list-item>
              <text:list-item>
                <text:p text:style-name="P1"><text:span text:style-name="T3">Fichas de prácticas guiadas.</text:span></text:p>
              </text:list-item>
              <text:list-item>
                <text:p text:style-name="P1"><text:span text:style-name="T3">Acceso a Internet y documentación oficial de las aplicaciones.</text:span></text:p>
              </text:list-item>
              <text:list-item>
                <text:p text:style-name="P1"><text:span text:style-name="T3">Lectores de código de barras para práctica de introducción de datos.</text:span></text:p>
              </text:list-item>
              <text:list-item>
                <text:p text:style-name="P1"><text:span text:style-name="T3">Conjuntos de datos reales (ventas, notas, inventarios)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8" office:value-type="string">
            <text:p text:style-name="P2"><text:span text:style-name="T1">SECUENCIA (FASES)</text:span></text:p>
          </table:table-cell>
          <table:table-cell table:style-name="Table1.A8" office:value-type="string">
            <text:p text:style-name="P2"><text:span text:style-name="T1">EVALUACIÓN</text:span></text:p>
          </table:table-cell>
          <table:table-cell table:style-name="Table1.A8" office:value-type="string">
            <text:p text:style-name="P2"><text:span text:style-name="T1">METODOLOGÍA</text:span></text:p>
          </table:table-cell>
          <table:table-cell table:style-name="Table1.A8" office:value-type="string">
            <text:p text:style-name="P2"><text:span text:style-name="T1">ADAPTACIONES</text:span></text:p>
          </table:table-cell>
        </table:table-row>
        <table:table-row table:style-name="Table1.1">
          <table:table-cell table:style-name="Table1.B2" office:value-type="string">
            <text:list text:continue-numbering="true" text:style-name="WWNum2">
              <text:list-item>
                <text:p text:style-name="P1"><text:span text:style-name="T3">1. Activación inicial: ¿para qué usa una empresa la hoja de cálculo?</text:span></text:p>
              </text:list-item>
              <text:list-item>
                <text:p text:style-name="P1"><text:span text:style-name="T3">2. Exposición teórica: referencias y funciones clave.</text:span></text:p>
              </text:list-item>
              <text:list-item>
                <text:p text:style-name="P1"><text:span text:style-name="T3">3. Demostración guiada: tabla de notas con funciones y gráfico.</text:span></text:p>
              </text:list-item>
              <text:list-item>
                <text:p text:style-name="P1"><text:span text:style-name="T3">4. Práctica autónoma: hoja de ventas mensuales con funciones y gráfico de barras.</text:span></text:p>
              </text:list-item>
              <text:list-item>
                <text:p text:style-name="P1"><text:span text:style-name="T3">5. Aplicación de formato condicional y protección; puesta en común.</text:span></text:p>
              </text:list-item>
              <text:list-item>
                <text:p text:style-name="P1"><text:span text:style-name="T3">6. Evaluación de la unidad.</text:span></text:p>
              </text:list-item>
            </text:list>
          </table:table-cell>
          <table:table-cell table:style-name="Table1.B2" office:value-type="string">
            <text:p text:style-name="P3"><text:span text:style-name="T2">Instrumentos:</text:span></text:p>
            <text:p text:style-name="P3"><text:span text:style-name="T2">· Práctica calificada: hoja de cálculo con funciones, gráfico y formato condicional (65 %).</text:span></text:p>
            <text:p text:style-name="P3"><text:span text:style-name="T2">· Prueba teórica: tipos de referencias y funciones (25 %).</text:span></text:p>
            <text:p text:style-name="P3"><text:span text:style-name="T2">· Observación directa / actitud (10 %).</text:span></text:p>
            <text:p text:style-name="P3"><text:span text:style-name="T2">Mínimo: hoja funcional con al menos 5 funciones distintas y un gráfico.</text:span></text:p>
          </table:table-cell>
          <table:table-cell table:style-name="Table1.B2" office:value-type="string">
            <text:list text:continue-numbering="true" text:style-name="WWNum2">
              <text:list-item>
                <text:p text:style-name="P1"><text:span text:style-name="T3">Aprendizaje basado en tareas (ABT).</text:span></text:p>
              </text:list-item>
              <text:list-item>
                <text:p text:style-name="P1"><text:span text:style-name="T3">Exposición teórica breve + demostración en tiempo real.</text:span></text:p>
              </text:list-item>
              <text:list-item>
                <text:p text:style-name="P1"><text:span text:style-name="T3">Trabajo individual en equipo.</text:span></text:p>
              </text:list-item>
              <text:list-item>
                <text:p text:style-name="P1"><text:span text:style-name="T3">Documentación del proceso (memoria de práctica).</text:span></text:p>
              </text:list-item>
              <text:list-item>
                <text:p text:style-name="P1"><text:span text:style-name="T3">Resolución colaborativa de incidencias.</text:span></text:p>
              </text:list-item>
            </text:list>
          </table:table-cell>
          <table:table-cell table:style-name="Table1.B2" office:value-type="string">
            <text:list text:continue-numbering="true" text:style-name="WWNum2">
              <text:list-item>
                <text:p text:style-name="P1"><text:span text:style-name="T3">Plantilla con estructura predefinida para alumnado con dificultades.</text:span></text:p>
              </text:list-item>
              <text:list-item>
                <text:p text:style-name="P1"><text:span text:style-name="T3">Ampliación: funciones financieras (VNA, TIR, PAGO) y funciones de error (SI.ERROR).</text:span></text:p>
              </text:list-item>
              <text:list-item>
                <text:p text:style-name="P1"><text:span text:style-name="T3">Agrupamientos flexibles durante la práctica.</text:span>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loext:linked-style-name="End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·" style:num-suffix="·" text:bullet-char="·">
        <style:list-level-properties text:list-level-position-and-space-mode="label-alignment">
          <style:list-level-label-alignment text:label-followed-by="listtab" fo:text-indent="-0.1528in" fo:margin-left="0.2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dc:creator>Un-named</dc:creator>
    <meta:editing-cycles>1</meta:editing-cycles>
    <meta:creation-date>2026-04-23T07:49:46.806000000</meta:creation-date>
    <dc:date>2026-04-23T07:49:46.806000000</dc:date>
    <meta:document-statistic meta:table-count="1" meta:image-count="0" meta:object-count="0" meta:page-count="1" meta:paragraph-count="89" meta:word-count="705" meta:character-count="4567" meta:non-whitespace-character-count="3991"/>
    <meta:generator>LibreOffice/24.2.7.2$Linux_X86_64 LibreOffice_project/420$Build-2</meta:generator>
  </office:meta>
</office:document-meta>
</file>